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Gralphabetisier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ralphabet" svg:font-family="Gralphabet"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none" officeooo:paragraph-rsid="0038bb10"/>
    </style:style>
    <style:style style:name="P2" style:family="paragraph">
      <style:paragraph-properties fo:text-align="center"/>
      <style:text-properties fo:font-size="20pt" fo:font-weight="bold"/>
    </style:style>
    <style:style style:name="gr1" style:family="graphic">
      <style:graphic-properties draw:textarea-vertical-align="middle" loext:decorative="false"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_gralphabetisieren" form:control-implementation="ooo:com.sun.star.form.component.CommandButton" xml:id="control1" form:id="control1" form:label="Gralphabetis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lphabetisiere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ontrol text:anchor-type="paragraph" draw:z-index="0" draw:name="Steuerelement 1" draw:style-name="gr1" draw:text-style-name="P2" svg:width="6.633cm" svg:height="1.225cm" svg:x="5.184cm" svg:y="-1.568cm" draw:control="control1"/>Hinter dem höchsten Gebirg, weit hinter dem vergessenen Meer und noch weit hinter den unbeschreibbaren Sümpfen, thront, umgeben von zähester Wildnis, auf einem Berge aus ehernem schwarzen Felsgestein die seit Alters her an jenem Orte aufragende Feste derer zu Greifenstein. Von jenem ehrwürdigen Gemäuer und dem umliegend anliegenden Lande will ich – der unwürdige Chronist – der Nachwelt künden und berichten, wie entstand was heute ist und wie verging was einstmals war. Große Ahnherren, Helden und im Staube kriechende Versager werden dem Leser im Texte mannhaft engegentreten – stets chronologisch wohl geordnet, wie es das ordentliche Ordnungssystem unserer zu allen Zeiten ordentlichen Ordnungsgemeinschaft verlangt. Künden wird diese Chronik von Zerfall und Aufbau, Niedergang und Sieg, von Liebe und Hass, Treue und Verrat. Feindliche Heere werden wie ein die wildesten Wogen an jene Mauern branden, doch auch die Tage des Friedens werden in den Analen ihre gebührende Beachtung finden. So stürzt Euch hinein - getreuer Lesersmann - in den Strom der Lettern und endet erst, wenn der letzte Punkt gesetzt, der letzte Fürst gefallen und die Träne des letzten Weibes versieget i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ralphabet" svg:font-family="Gralphabet"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fo:hyphenation-keep="auto" loext:hyphenation-keep-type="column" style:page-number="auto"/>
      <style:text-properties style:font-name="Liberation Sans1" fo:font-family="'Liberation Sans'" style:font-style-name="Standard" style:font-family-generic="swiss" style:font-pitch="variable"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0:01:42.304000000</meta:creation-date>
    <dc:date>2024-11-09T02:10:39.341000000</dc:date>
    <meta:editing-duration>PT1H46M24S</meta:editing-duration>
    <meta:editing-cycles>55</meta:editing-cycles>
    <meta:generator>LibreOffice/24.8.2.1$Windows_X86_64 LibreOffice_project/0f794b6e29741098670a3b95d60478a65d05ef13</meta:generator>
    <meta:document-statistic meta:table-count="0" meta:image-count="0" meta:object-count="0" meta:page-count="1" meta:paragraph-count="1" meta:word-count="178" meta:character-count="1186" meta:non-whitespace-character-count="1006"/>
  </office:meta>
</office:document-meta>
</file>

<file path=Basic/Standard/Gralphabetisierer.xml><?xml version="1.0" encoding="utf-8"?>
<!DOCTYPE module  PUBLIC '-//OpenOffice.org//DTD OfficeDocument 1.0//EN'  'module.dtd'>
<script:module xmlns:script="http://openoffice.org/2000/script" script:name="Gralphabetisierer" script:language="StarBasic" script:moduleType="normal">REM  *****  BASIC  *****

Sub Gralphabetisieren

Dim oDoc as Object
Dim oParEnum As Object, oPar As Object, oSecEnum As Object, oSec As Object

oDoc = ThisComponent

' https://help.libreoffice.org/24.8/en-US/text/sbasic/shared/03120310.html?DbPAR=BASIC
oDoc.Text.String = UCase(oDoc.Text.String)

' https://help.libreoffice.org/latest/en-US/text/sbasic/shared/replace.html
oDoc.Text.String = Replace(oDoc.Text.String, "GR", "g")
oDoc.Text.String = Replace(oDoc.Text.String, "ST", "t")
'oDoc.Text.String = Replace(oDoc.Text.String, "AU", "AU")
'oDoc.Text.String = Replace(oDoc.Text.String, "EU", "EU")
oDoc.Text.String = Replace(oDoc.Text.String, "EI", "i")
oDoc.Text.String = Replace(oDoc.Text.String, "SCH", "s")
oDoc.Text.String = Replace(oDoc.Text.String, "CH", "c")
oDoc.Text.String = Replace(oDoc.Text.String, "ẞ", "SS")

oParEnum = oDoc.Text.createEnumeration()
Do While oParEnum.hasMoreElements()
	oPar = oParEnum.nextElement()
	oPar.CharFontName = "Gralphabet"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ralphabetisier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